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3e871" officeooo:paragraph-rsid="0013e871"/>
    </style:style>
    <style:style style:name="P2" style:family="paragraph" style:parent-style-name="Standard">
      <style:text-properties officeooo:rsid="000edb34" officeooo:paragraph-rsid="000edb34"/>
    </style:style>
    <style:style style:name="P3" style:family="paragraph" style:parent-style-name="Standard" style:list-style-name="L1">
      <style:text-properties officeooo:rsid="000edb34" officeooo:paragraph-rsid="000edb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onents tree :</text:p>
      <text:p text:style-name="P2"/>
      <text:p text:style-name="P2">The root component will be constitued by following components :</text:p>
      <text:list xml:id="list3459661582" text:style-name="L1">
        <text:list-item>
          <text:p text:style-name="P3">LoginHeaderComponent</text:p>
        </text:list-item>
        <text:list-item>
          <text:p text:style-name="P3">HeaderComponent</text:p>
        </text:list-item>
        <text:list-item>
          <text:p text:style-name="P3">LoginFormComponent</text:p>
        </text:list-item>
        <text:list-item>
          <text:p text:style-name="P3">IncomesBoardComponent</text:p>
        </text:list-item>
        <text:list-item>
          <text:p text:style-name="P3">ExpensesBoardComponent</text:p>
        </text:list-item>
        <text:list-item>
          <text:p text:style-name="P3">FooterComponent</text:p>
        </text:list-item>
      </text:list>
      <text:p text:style-name="P2"/>
      <text:h text:style-name="Heading_20_1" text:outline-level="1">LoginHeaderComponent</text:h>
      <text:p text:style-name="P1">Header of page for visitor not logged 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rivoson Andianambinintsoa</meta:initial-creator>
    <meta:creation-date>2019-02-08T20:23:48.717000000</meta:creation-date>
    <meta:generator>LibreOffice/6.1.4.2$Windows_X86_64 LibreOffice_project/9d0f32d1f0b509096fd65e0d4bec26ddd1938fd3</meta:generator>
    <dc:date>2019-02-08T20:29:53.634000000</dc:date>
    <dc:creator>Rarivoson Andianambinintsoa</dc:creator>
    <meta:editing-duration>PT6M9S</meta:editing-duration>
    <meta:editing-cycles>4</meta:editing-cycles>
    <meta:document-statistic meta:table-count="0" meta:image-count="0" meta:object-count="0" meta:page-count="1" meta:paragraph-count="10" meta:word-count="34" meta:character-count="264" meta:non-whitespace-character-count="246"/>
  </office:meta>
</office:document-meta>
</file>